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Omok</text:span>, or 오목, is the korean name of a board game which is also known as Gomoku (jap.) or simply <text:span text:style-name="T1">Five in a Row</text:span>. It is typically played on a Go board with the black and white Go stones. Black typically starts and players alternate in placing a stone of their color on an empty intersection. The winner is the first player who forms a row of five stones horizontally, vertically, or diagonally. Since it was <text:a xlink:type="simple" xlink:href="http://home.mit.bme.hu/%7Egtakacs/download/allis1994.pdf">shown</text:a> that the beginning player can force a win when these rules are used, a number of slightly changed rules are in use today which prohibit certain moves, sometimes only for black, to keep the game interest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3:31:51</meta:creation-date>
    <meta:generator>LibreOffice/3.5$Linux_X86_64 LibreOffice_project/350m1$Build-2</meta:generator>
    <dc:date>2014-10-28T13:34:50</dc:date>
    <meta:editing-duration>P0D</meta:editing-duration>
    <meta:editing-cycles>1</meta:editing-cycles>
    <meta:document-statistic meta:table-count="0" meta:image-count="0" meta:object-count="0" meta:page-count="1" meta:paragraph-count="1" meta:word-count="114" meta:character-count="617" meta:non-whitespace-character-count="504"/>
  </office:meta>
</office:document-meta>
</file>